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phique1" table:style-name="ta1">
        <table:shapes>
          <draw:frame draw:z-index="1" draw:id="id0" draw:style-name="a0" draw:name="Graphique 1" svg:x="0in" svg:y="0in" svg:width="10.16329in" svg:height="6.6441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aphique2" table:style-name="ta1">
        <table:shapes>
          <draw:frame draw:z-index="1" draw:id="id1" draw:style-name="a1" draw:name="Graphique 1" svg:x="0in" svg:y="0in" svg:width="10.16329in" svg:height="6.6441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aphique3" table:style-name="ta1">
        <table:shapes>
          <draw:frame draw:z-index="1" draw:id="id2" draw:style-name="a2" draw:name="Graphique 1" svg:x="0in" svg:y="0in" svg:width="10.16329in" svg:height="6.6441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aphique4">
        <table:shapes>
          <draw:frame draw:z-index="1" draw:id="id3" draw:style-name="a3" draw:name="Graphique 1" svg:x="0in" svg:y="0in" svg:width="10.16329in" svg:height="6.64414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aphique5">
        <table:shapes>
          <draw:frame draw:z-index="1" draw:id="id4" draw:style-name="a4" draw:name="Graphique 1" svg:x="0in" svg:y="0in" svg:width="10.16329in" svg:height="6.64414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Feuille1" table:style-name="ta2">
        <table:table-column table:style-name="co2" table:default-cell-style-name="ce1"/>
        <table:table-column table:style-name="co3" table:number-columns-repeated="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Pour 1000 machines, 20 instances, min = 2 et max = 5*10⁶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2000" table:style-name="ce2">
            <text:p>2000</text:p>
          </table:table-cell>
          <table:table-cell office:value-type="float" office:value="4000" table:style-name="ce2">
            <text:p>4000</text:p>
          </table:table-cell>
          <table:table-cell office:value-type="float" office:value="6000" table:style-name="ce2">
            <text:p>6000</text:p>
          </table:table-cell>
          <table:table-cell office:value-type="float" office:value="8000" table:style-name="ce2">
            <text:p>8000</text:p>
          </table:table-cell>
          <table:table-cell office:value-type="float" office:value="10000" table:style-name="ce2">
            <text:p>10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SA</text:p>
          </table:table-cell>
          <table:table-cell office:value-type="float" office:value="1.6479200000000001" table:style-name="ce2">
            <text:p>1,64792</text:p>
          </table:table-cell>
          <table:table-cell office:value-type="float" office:value="1.3203499999999999" table:style-name="ce2">
            <text:p>1,32035</text:p>
          </table:table-cell>
          <table:table-cell office:value-type="float" office:value="1.2143999999999999" table:style-name="ce2">
            <text:p>1,2144</text:p>
          </table:table-cell>
          <table:table-cell office:value-type="float" office:value="1.1603699999999999" table:style-name="ce2">
            <text:p>1,16037</text:p>
          </table:table-cell>
          <table:table-cell office:value-type="float" office:value="1.0127900000000001" table:style-name="ce2">
            <text:p>1,0127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PT</text:p>
          </table:table-cell>
          <table:table-cell office:value-type="float" office:value="1.0132300000000001" table:style-name="ce2">
            <text:p>1,01323</text:p>
          </table:table-cell>
          <table:table-cell office:value-type="float" office:value="1.0054799999999999" table:style-name="ce2">
            <text:p>1,00548</text:p>
          </table:table-cell>
          <table:table-cell office:value-type="float" office:value="1.0032799999999999" table:style-name="ce2">
            <text:p>1,00328</text:p>
          </table:table-cell>
          <table:table-cell office:value-type="float" office:value="1.0015099999999999" table:style-name="ce2">
            <text:p>1,00151</text:p>
          </table:table-cell>
          <table:table-cell office:value-type="float" office:value="1.00003" table:style-name="ce2">
            <text:p>1,0000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yAlgo</text:p>
          </table:table-cell>
          <table:table-cell office:value-type="float" office:value="1.0139400000000001" table:style-name="ce2">
            <text:p>1,01394</text:p>
          </table:table-cell>
          <table:table-cell office:value-type="float" office:value="1.00586" table:style-name="ce2">
            <text:p>1,00586</text:p>
          </table:table-cell>
          <table:table-cell office:value-type="float" office:value="1.00309" table:style-name="ce2">
            <text:p>1,00309</text:p>
          </table:table-cell>
          <table:table-cell office:value-type="float" office:value="1.0020100000000001" table:style-name="ce2">
            <text:p>1,00201</text:p>
          </table:table-cell>
          <table:table-cell office:value-type="float" office:value="1.00004" table:style-name="ce2">
            <text:p>1,0000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ur 1000 machines, 20 instances, min = 2 et max = 50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2000" table:style-name="ce2">
            <text:p>2000</text:p>
          </table:table-cell>
          <table:table-cell office:value-type="float" office:value="4000" table:style-name="ce2">
            <text:p>4000</text:p>
          </table:table-cell>
          <table:table-cell office:value-type="float" office:value="6000" table:style-name="ce2">
            <text:p>6000</text:p>
          </table:table-cell>
          <table:table-cell office:value-type="float" office:value="8000" table:style-name="ce2">
            <text:p>8000</text:p>
          </table:table-cell>
          <table:table-cell office:value-type="float" office:value="10000" table:style-name="ce2">
            <text:p>10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SA</text:p>
          </table:table-cell>
          <table:table-cell office:value-type="float" office:value="1.6560999999999999" table:style-name="ce2">
            <text:p>1,6561</text:p>
          </table:table-cell>
          <table:table-cell office:value-type="float" office:value="1.3199700000000001" table:style-name="ce2">
            <text:p>1,31997</text:p>
          </table:table-cell>
          <table:table-cell office:value-type="float" office:value="1.21177" table:style-name="ce2">
            <text:p>1,21177</text:p>
          </table:table-cell>
          <table:table-cell office:value-type="float" office:value="1.16022" table:style-name="ce2">
            <text:p>1,16022</text:p>
          </table:table-cell>
          <table:table-cell office:value-type="float" office:value="1.1266099999999999" table:style-name="ce2">
            <text:p>1,1266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PT</text:p>
          </table:table-cell>
          <table:table-cell office:value-type="float" office:value="1.01475" table:style-name="ce2">
            <text:p>1,01475</text:p>
          </table:table-cell>
          <table:table-cell office:value-type="float" office:value="1.006" table:style-name="ce2">
            <text:p>1,006</text:p>
          </table:table-cell>
          <table:table-cell office:value-type="float" office:value="1.0037799999999999" table:style-name="ce2">
            <text:p>1,00378</text:p>
          </table:table-cell>
          <table:table-cell office:value-type="float" office:value="1.0022599999999999" table:style-name="ce2">
            <text:p>1,00226</text:p>
          </table:table-cell>
          <table:table-cell office:value-type="float" office:value="1.00169" table:style-name="ce2">
            <text:p>1,001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yAlgo</text:p>
          </table:table-cell>
          <table:table-cell office:value-type="float" office:value="1.01545" table:style-name="ce2">
            <text:p>1,01545</text:p>
          </table:table-cell>
          <table:table-cell office:value-type="float" office:value="1.0059899999999999" table:style-name="ce2">
            <text:p>1,00599</text:p>
          </table:table-cell>
          <table:table-cell office:value-type="float" office:value="1.0039499999999999" table:style-name="ce2">
            <text:p>1,00395</text:p>
          </table:table-cell>
          <table:table-cell office:value-type="float" office:value="1.00291" table:style-name="ce2">
            <text:p>1,00291</text:p>
          </table:table-cell>
          <table:table-cell office:value-type="float" office:value="1.00217" table:style-name="ce2">
            <text:p>1,0021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ur 1000 machines, 1500 taches, 20 instances, min = 2 et max = 5*10⁶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A</text:p>
          </table:table-cell>
          <table:table-cell office:value-type="float" office:value="1.3760300000000001" table:style-name="ce3">
            <text:p>1,376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PT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Algo</text:p>
          </table:table-cell>
          <table:table-cell office:value-type="float" office:value="1.0208699999999999" table:style-name="ce3">
            <text:p>1,0208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ur 1000 machines, 1500 taches, 20 instances, min = 2 et max = 50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go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LSA</text:p>
          </table:table-cell>
          <table:table-cell office:value-type="float" office:value="1.37354" table:style-name="ce3">
            <text:p>1,373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PT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Algo</text:p>
          </table:table-cell>
          <table:table-cell office:value-type="float" office:value="1.0209999999999999" table:style-name="ce3">
            <text:p>1,02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ur 3 machines, 16 taches, 20 instances, min = 2 et max = 5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go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LSA</text:p>
          </table:table-cell>
          <table:table-cell office:value-type="float" office:value="1.0895699999999999" table:style-name="ce3">
            <text:p>1,089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PT</text:p>
          </table:table-cell>
          <table:table-cell office:value-type="float" office:value="1.0174300000000001" table:style-name="ce3">
            <text:p>1,017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Algo</text:p>
          </table:table-cell>
          <table:table-cell office:value-type="float" office:value="1.1294599999999999" table:style-name="ce3">
            <text:p>1,12946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aronn</meta:initial-creator>
    <dc:creator>Yaronn</dc:creator>
    <meta:creation-date>2018-01-14T16:10:34Z</meta:creation-date>
    <dc:date>2018-01-15T11:41:15Z</dc:date>
    <meta:editing-cycles>1</meta:editing-cycles>
    <meta:editing-duration>PT5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true" chart:visible="true" chart:logarithmic="false" chart:minimum="0.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478.378031496063pt" svg:width="731.7568503937008pt" chart:style-name="Crt0">
        <chart:title svg:x="106.7734645669291pt" svg:y="2.005669291338583pt" chart:style-name="CT00">
          <text:p text:style-name="a0" text:class-names="" text:cond-style-name="">Ratio d'approximation des algorithmes pour 1000 machines, min = 2, max = 5*10^6 et sur 20 instances en fonction du nombre de tâches</text:p>
        </chart:title>
        <chart:legend chart:legend-position="bottom" chart:legend-align="center" chart:style-name="Lgnd"/>
        <chart:plot-area svg:x="23.19409448818898pt" svg:y="68.90181102362204pt" svg:width="684.7211023622048pt" svg:height="335.2614960629921pt" chart:style-name="Plt0">
          <chart:axis chart:dimension="y" chart:name="primary-y" chart:style-name="Axs0">
            <chart:title chart:style-name="AT00">
              <text:p text:style-name="a1" text:class-names="" text:cond-style-name="">Ratio d'approximation</text:p>
            </chart:title>
            <chart:grid chart:class="major" chart:style-name="GMa0"/>
          </chart:axis>
          <chart:axis chart:dimension="x" chart:name="primary-x" chart:style-name="Axs1">
            <chart:title svg:x="346.9990551181102pt" svg:y="401.1633070866142pt" chart:style-name="AT01">
              <text:p text:style-name="a2" text:class-names="" text:cond-style-name="">Nombre de tâches</text:p>
            </chart:title>
            <chart:categories table:cell-range-address="Feuille1.$B$3:.$F$3"/>
          </chart:axis>
          <chart:series chart:label-cell-address="Feuille1.$A$4" chart:values-cell-range-address="Feuille1.$B$4:.$F$4" chart:class="chart:bar" chart:attached-axis="primary-y" chart:style-name="G0S0">
            <chart:data-point chart:repeated="5"/>
          </chart:series>
          <chart:series chart:label-cell-address="Feuille1.$A$5" chart:values-cell-range-address="Feuille1.$B$5:.$F$5" chart:class="chart:bar" chart:attached-axis="primary-y" chart:style-name="G0S1">
            <chart:data-point chart:repeated="5"/>
          </chart:series>
          <chart:series chart:label-cell-address="Feuille1.$A$6" chart:values-cell-range-address="Feuille1.$B$6:.$F$6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true" chart:visible="true" chart:logarithmic="false" chart:minimum="0.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478.378031496063pt" svg:width="731.7568503937008pt" chart:style-name="Crt0">
        <chart:title svg:x="106.7734645669291pt" svg:y="2.005669291338583pt" chart:style-name="CT00">
          <text:p text:style-name="a0" text:class-names="" text:cond-style-name="">Ratio d'approximation des algorithmes pour 1000 machines, min = 2, max = 500 et sur 20 instances en fonction du nombre de tâches</text:p>
        </chart:title>
        <chart:legend chart:legend-position="bottom" chart:legend-align="center" chart:style-name="Lgnd"/>
        <chart:plot-area svg:x="23.19409448818898pt" svg:y="68.90181102362204pt" svg:width="684.7211023622048pt" svg:height="335.2614960629921pt" chart:style-name="Plt0">
          <chart:axis chart:dimension="y" chart:name="primary-y" chart:style-name="Axs0">
            <chart:title chart:style-name="AT00">
              <text:p text:style-name="a1" text:class-names="" text:cond-style-name="">Ratio d'approximation</text:p>
            </chart:title>
            <chart:grid chart:class="major" chart:style-name="GMa0"/>
          </chart:axis>
          <chart:axis chart:dimension="x" chart:name="primary-x" chart:style-name="Axs1">
            <chart:title svg:x="346.9990551181102pt" svg:y="401.1633070866142pt" chart:style-name="AT01">
              <text:p text:style-name="a2" text:class-names="" text:cond-style-name="">Nombre de tâches</text:p>
            </chart:title>
            <chart:categories table:cell-range-address="Feuille1.$B$10:.$F$10"/>
          </chart:axis>
          <chart:series chart:label-cell-address="Feuille1.$A$11" chart:values-cell-range-address="Feuille1.$B$11:.$F$11" chart:class="chart:bar" chart:attached-axis="primary-y" chart:style-name="G0S0">
            <chart:data-point chart:repeated="5"/>
          </chart:series>
          <chart:series chart:label-cell-address="Feuille1.$A$12" chart:values-cell-range-address="Feuille1.$B$12:.$F$12" chart:class="chart:bar" chart:attached-axis="primary-y" chart:style-name="G0S1">
            <chart:data-point chart:repeated="5"/>
          </chart:series>
          <chart:series chart:label-cell-address="Feuille1.$A$13" chart:values-cell-range-address="Feuille1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true" chart:visible="true" chart:logarithmic="false" chart:minimum="0.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478.378031496063pt" svg:width="731.7568503937008pt" chart:style-name="Crt0">
        <chart:title chart:style-name="CT00">
          <text:p text:style-name="a0" text:class-names="" text:cond-style-name="">Ratio d'approximation des algorithmes pour 1000 machines, 1500 tâches, min = 2, max = 5*10^6 et sur 20 instances</text:p>
        </chart:title>
        <chart:plot-area svg:x="18.6340157480315pt" svg:y="68.90181102362204pt" svg:width="689.2811023622047pt" svg:height="335.2614960629921pt" chart:style-name="Plt0">
          <chart:axis chart:dimension="y" chart:name="primary-y" chart:style-name="Axs0">
            <chart:title chart:style-name="AT00">
              <text:p text:style-name="a1" text:class-names="" text:cond-style-name="">Ratio d'approximation</text:p>
            </chart:title>
            <chart:grid chart:class="major" chart:style-name="GMa0"/>
          </chart:axis>
          <chart:axis chart:dimension="x" chart:name="primary-x" chart:style-name="Axs1">
            <chart:title svg:x="346.9990551181102pt" svg:y="401.1633070866142pt" chart:style-name="AT01">
              <text:p text:style-name="a2" text:class-names="" text:cond-style-name="">Algorithmes</text:p>
            </chart:title>
            <chart:categories table:cell-range-address="Feuille1.$A$18:.$A$20"/>
          </chart:axis>
          <chart:series chart:label-cell-address="Feuille1.$B$17" chart:values-cell-range-address="Feuille1.$B$18:.$B$20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true" chart:visible="true" chart:logarithmic="false" chart:minimum="0.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478.3783464566929pt" svg:width="731.7567716535432pt" chart:style-name="Crt0">
        <chart:title svg:x="106.7735433070866pt" svg:y="2.005748031496063pt" chart:style-name="CT00">
          <text:p text:style-name="a0" text:class-names="" text:cond-style-name="">Ratio d'approximation des algorithmes pour 1000 machines, 1500 tâches, min = 2, max = 500 et sur 20 instances</text:p>
        </chart:title>
        <chart:plot-area svg:x="18.63409448818897pt" svg:y="68.90181102362204pt" svg:width="689.2810236220472pt" svg:height="335.2617322834645pt" chart:style-name="Plt0">
          <chart:axis chart:dimension="x" chart:name="primary-x" chart:style-name="Axs0">
            <chart:title svg:x="346.9991338582677pt" svg:y="401.1635433070866pt" chart:style-name="AT00">
              <text:p text:style-name="a1" text:class-names="" text:cond-style-name="">Algorithme</text:p>
            </chart:title>
            <chart:categories table:cell-range-address="Feuille1.$A$25:.$A$27"/>
          </chart:axis>
          <chart:axis chart:dimension="y" chart:name="primary-y" chart:style-name="Axs1">
            <chart:title chart:style-name="AT01">
              <text:p text:style-name="a2" text:class-names="" text:cond-style-name="">Ratio d'approximation</text:p>
            </chart:title>
            <chart:grid chart:class="major" chart:style-name="GMa1"/>
          </chart:axis>
          <chart:series chart:values-cell-range-address="Feuille1.$B$25:.$B$27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true" chart:visible="true" chart:logarithmic="false" chart:minimum="0.9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478.3783464566929pt" svg:width="731.7567716535432pt" chart:style-name="Crt0">
        <chart:title svg:x="106.7735433070866pt" svg:y="2.005748031496063pt" chart:style-name="CT00">
          <text:p text:style-name="a0" text:class-names="" text:cond-style-name="">Ratio d'approximation des algorithmes pour 3 machines, 16 tâches, min = 2, max = 50 et sur 20 instances</text:p>
        </chart:title>
        <chart:plot-area svg:x="18.63409448818897pt" svg:y="68.90181102362204pt" svg:width="689.2810236220472pt" svg:height="335.2617322834645pt" chart:style-name="Plt0">
          <chart:axis chart:dimension="x" chart:name="primary-x" chart:style-name="Axs0">
            <chart:title svg:x="346.9991338582677pt" svg:y="401.1635433070866pt" chart:style-name="AT00">
              <text:p text:style-name="a1" text:class-names="" text:cond-style-name="">Algorithmes</text:p>
            </chart:title>
            <chart:categories table:cell-range-address="Feuille1.$A$32:.$A$34"/>
          </chart:axis>
          <chart:axis chart:dimension="y" chart:name="primary-y" chart:style-name="Axs1">
            <chart:title chart:style-name="AT01">
              <text:p text:style-name="a2" text:class-names="" text:cond-style-name="">Ratio d'approximation</text:p>
            </chart:title>
            <chart:grid chart:class="major" chart:style-name="GMa1"/>
          </chart:axis>
          <chart:series chart:values-cell-range-address="Feuille1.$B$32:.$B$34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